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text-align="start" style:justify-single-word="false" fo:text-indent="0.5in" style:auto-text-indent="false"/>
    </style:style>
    <style:style style:name="P3" style:family="paragraph" style:parent-style-name="Standard">
      <style:paragraph-properties fo:margin-left="0in" fo:margin-right="0in" fo:text-align="start" style:justify-single-word="false" fo:text-indent="0.5in" style:auto-text-indent="false"/>
      <style:text-properties fo:font-style="normal" fo:background-color="transparent" style:font-style-asian="normal" style:font-style-complex="normal"/>
    </style:style>
    <style:style style:name="P4" style:family="paragraph" style:parent-style-name="Text_20_body">
      <style:paragraph-properties fo:margin-left="0.4445in" fo:margin-right="0in" fo:text-indent="-0.4445in" style:auto-text-indent="false"/>
      <style:text-properties style:font-name="Times New Roman" fo:font-size="12pt"/>
    </style:style>
    <style:style style:name="P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background-color="transparent" loext:char-shading-value="0"/>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0996f8" fo:background-color="transparent" loext:char-shading-value="0" style:font-style-asian="normal" style:font-style-complex="normal"/>
    </style:style>
    <style:style style:name="T4" style:family="text">
      <style:text-properties fo:font-style="normal" officeooo:rsid="000c0fd9" fo:background-color="transparent" loext:char-shading-value="0" style:font-style-asian="normal" style:font-style-complex="normal"/>
    </style:style>
    <style:style style:name="T5" style:family="text">
      <style:text-properties style:text-position="super 58%" fo:background-color="transparent" loext:char-shading-value="0"/>
    </style:style>
    <style:style style:name="T6" style:family="text">
      <style:text-properties style:text-position="33% 58%" fo:font-style="normal" fo:background-color="transparent" loext:char-shading-value="0" style:font-style-asian="normal" style:font-style-complex="normal"/>
    </style:style>
    <style:style style:name="T7" style:family="text">
      <style:text-properties style:text-position="33% 58%" fo:background-color="transparent" loext:char-shading-value="0"/>
    </style:style>
    <style:style style:name="T8" style:family="text">
      <style:text-properties style:text-position="33% 58%" fo:font-style="italic" fo:background-color="transparent" loext:char-shading-value="0" style:font-style-asian="italic" style:font-style-complex="italic"/>
    </style:style>
    <style:style style:name="T9" style:family="text">
      <style:text-properties fo:font-style="italic"/>
    </style:style>
    <style:style style:name="T10" style:family="text">
      <style:text-properties fo:font-style="italic" fo:background-color="transparent" loext:char-shading-value="0" style:font-style-asian="italic" style:font-style-complex="italic"/>
    </style:style>
    <style:style style:name="T11" style:family="text">
      <style:text-properties fo:font-style="italic" officeooo:rsid="000996f8"/>
    </style:style>
    <style:style style:name="T12" style:family="text">
      <style:text-properties fo:font-style="italic" officeooo:rsid="000a1bd7"/>
    </style:style>
    <style:style style:name="T13" style:family="text">
      <style:text-properties officeooo:rsid="000996f8"/>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utline of Proposed Research</text:p>
      <text:p text:style-name="P2"><text:span text:style-name="T1">Brain-computer interfaces (BCIs) transform human brain signals into direct communication using an external electrical device. BCIs have the potential to change the way humans interact with the world around them. The goal of the proposed project is to continue my Master's research in order to asses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6">1</text:span><text:reference-mark-end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7">2</text:span><text:reference-mark-end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1">⁠. Further work was done in which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7">3</text:span><text:reference-mark-end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5">⁠</text:span><text:span text:style-name="T1">. However, these techniques were only able to distinguish large scale changes in brain state, severely limiting the number of responses the BCI could make. </text:span></text:p>
      <text:p text:style-name="P2"><text:span text:style-name="T1">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text:span><text:span text:style-name="T4">A</text:span><text:span text:style-name="T3">s noted in the thesis summary my</text:span><text:span text:style-name="T2"> previous work showed that heard and imagined pieces of music can be classified at a statistically significant level. Although statistically significant these accuracy rates are not robust enough to be used for a BCI.</text:span></text:p>
      <text:p text:style-name="P2"><text:span text:style-name="T2">I would like to continue this line of research in order to create a more robust system. During my Master's research I investigated the effects of musical-time signature on classification. The next step is to determine what other salient aspects of music can be used for classification (e.g. presence of lyrics, rhythmic patterns etc.). Musical rhythmic patterns show promise as </text:span><text:span text:style-name="T10">perceived</text:span><text:reference-mark-start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8">4</text:span><text:reference-mark-end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10">⁠</text:span><text:span text:style-name="T2"> rhythms can be classified from EEG. In a separate experiment simple rhythm imagination has also been classified from EEG</text:span><text:reference-mark-start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6">5</text:span><text:reference-mark-end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2">⁠. In this experiment participants were asked to imagine a single syllable in a particular rhythmic pattern. However, imagining a meaningless pattern of sound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I would like to use short, rhythmic repetitive phrases. If this proves to be a successful way to detect what a participant is imagining then the next step is to integrate other musical features (for example melody or pitch) to determine whether this increases our ability to robustly classify what a participant is imagining in order to build a music-based BCI. </text:span></text:p>
      <text:p text:style-name="P3"/>
      <text:section text:style-name="Sect1" text:name="ADDIN Mendeley Bibliography CSL_BIBLIOGRAPHY  RNDwzCWPAavXW">
        <text:p text:style-name="P4">1. Owen, A.M. <text:span text:style-name="T13">et al</text:span>. <text:span text:style-name="T13">(2006). </text:span><text:span text:style-name="T9">Science</text:span>. doi:10.1126/science.1130197.</text:p>
        <text:p text:style-name="P4">2. Wolpaw, J.<text:span text:style-name="T13">R. et al</text:span>. <text:span text:style-name="T13">(1991). </text:span><text:span text:style-name="T9">Electroen Clin Neuro</text:span>. doi:10.1016/0013-4694(91)90040-B.</text:p>
        <text:p text:style-name="P4">3. Kalcher, J. <text:span text:style-name="T13">et al. (1996)</text:span>. <text:span text:style-name="T9">Med Biol Eng Comput</text:span>. doi:10.1007/BF02520010.</text:p>
        <text:p text:style-name="P4">4. Stober. S, Cameron DJ, Grahn JA. <text:span text:style-name="T13">(2014).</text:span> In: <text:span text:style-name="T9">15th </text:span><text:span text:style-name="T11">ISMIR </text:span><text:span text:style-name="T12">proceedings</text:span>. </text:p>
        <text:p text:style-name="P4">5. Deng, S. <text:span text:style-name="T13">(2010)</text:span>. <text:s/><text:span text:style-name="T9">J Neural Eng</text:span>.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9T09:33:07.677959000</dc:date>
    <meta:editing-duration>P9DT11H36M4S</meta:editing-duration>
    <meta:editing-cycles>52</meta:editing-cycles>
    <meta:generator>LibreOffice/4.3.0.4$MacOSX_X86_64 LibreOffice_project/62ad5818884a2fc2e5780dd45466868d41009ec0</meta:generator>
    <meta:document-statistic meta:table-count="0" meta:image-count="0" meta:object-count="0" meta:page-count="1" meta:paragraph-count="10" meta:word-count="626" meta:character-count="4098" meta:non-whitespace-character-count="3471"/>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